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shapes>
          <draw:frame draw:z-index="0" draw:style-name="gr1" draw:text-style-name="P1" svg:width="20.822cm" svg:height="11.717cm" svg:x="1.321cm" svg:y="11.988cm">
            <draw:object draw:notify-on-update-of-ranges="Feuille2.A3:Feuille2.A22 Feuille2.A1:Feuille2.A1 Feuille2.B3:Feuille2.B22 Feuille2.D3:Feuille2.D22 Feuille2.D1:Feuille2.D1 Feuille2.E3:Feuille2.E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207-17</text:p>
          </table:table-cell>
          <table:table-cell table:number-columns-repeated="2"/>
          <table:table-cell office:value-type="string" calcext:value-type="string">
            <text:p>1207-21</text:p>
          </table:table-cell>
          <table:table-cell table:number-columns-repeated="2"/>
          <table:table-cell office:value-type="string" calcext:value-type="string">
            <text:p>SiLi</text:p>
          </table:table-cell>
          <table:table-cell/>
        </table:table-row>
        <table:table-row table:style-name="ro1">
          <table:table-cell office:value-type="string" calcext:value-type="string">
            <text:p>V (V)</text:p>
          </table:table-cell>
          <table:table-cell office:value-type="string" calcext:value-type="string">
            <text:p>I (nA)</text:p>
          </table:table-cell>
          <table:table-cell/>
          <table:table-cell office:value-type="string" calcext:value-type="string">
            <text:p>V (V)</text:p>
          </table:table-cell>
          <table:table-cell office:value-type="string" calcext:value-type="string">
            <text:p>I (nA)</text:p>
          </table:table-cell>
          <table:table-cell/>
          <table:table-cell office:value-type="string" calcext:value-type="string">
            <text:p>V (V)</text:p>
          </table:table-cell>
          <table:table-cell office:value-type="string" calcext:value-type="string">
            <text:p>I (nA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9" calcext:value-type="float">
            <text:p>39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87" calcext:value-type="float">
            <text:p>38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98" calcext:value-type="float">
            <text:p>39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31" calcext:value-type="float">
            <text:p>53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49" calcext:value-type="float">
            <text:p>54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66" calcext:value-type="float">
            <text:p>56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28" calcext:value-type="float">
            <text:p>428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41" calcext:value-type="float">
            <text:p>441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04" calcext:value-type="float">
            <text:p>60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57" calcext:value-type="float">
            <text:p>457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26" calcext:value-type="float">
            <text:p>62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47" calcext:value-type="float">
            <text:p>64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33" calcext:value-type="float">
            <text:p>533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70" calcext:value-type="float">
            <text:p>57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37" calcext:value-type="float">
            <text:p>73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19" calcext:value-type="float">
            <text:p>619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62" calcext:value-type="float">
            <text:p>76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55" calcext:value-type="float">
            <text:p>65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9">00/00/0000</text:date>, <text:time style:data-style-name="N2" text:time-value="12:20:58.4680840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2T10:47:09.063582075</meta:creation-date>
    <dc:date>2022-10-19T12:35:53.185357941</dc:date>
    <meta:editing-duration>PT39M34S</meta:editing-duration>
    <meta:editing-cycles>8</meta:editing-cycles>
    <meta:generator>LibreOffice/6.4.7.2$Linux_X86_64 LibreOffice_project/40$Build-2</meta:generator>
    <meta:document-statistic meta:table-count="1" meta:cell-count="9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823cm" svg:height="11.718cm" xlink:href=".." xlink:type="simple" chart:class="chart:scatter" chart:style-name="ch1">
        <chart:legend chart:legend-position="end" svg:x="18.851cm" svg:y="5.311cm" style:legend-expansion="high" chart:style-name="ch2"/>
        <chart:plot-area chart:style-name="ch3" table:cell-range-address="Feuille2.A3:Feuille2.B22 Feuille2.A1:Feuille2.A1 Feuille2.D1:Feuille2.D1 Feuille2.E3:Feuille2.E22" chart:data-source-has-labels="row" svg:x="1.427cm" svg:y="0.234cm" svg:width="17.008cm" svg:height="10.269cm">
          <chartooo:coordinate-region svg:x="2.234cm" svg:y="0.433cm" svg:width="15.921cm" svg:height="9.423cm"/>
          <chart:axis chart:dimension="x" chart:name="primary-x" chart:style-name="ch4">
            <chart:title svg:x="9.067cm" svg:y="10.737cm" chart:style-name="ch5">
              <text:p>Voltage (V)</text:p>
            </chart:title>
          </chart:axis>
          <chart:axis chart:dimension="y" chart:name="primary-y" chart:style-name="ch4">
            <chart:title svg:x="0.451cm" svg:y="6.312cm" chart:style-name="ch6">
              <text:p>Current (nA)</text:p>
            </chart:title>
            <chart:grid chart:style-name="ch7" chart:class="major"/>
          </chart:axis>
          <chart:series chart:style-name="ch8" chart:values-cell-range-address="Feuille2.B3:Feuille2.B22" chart:label-cell-address="Feuille2.A1:Feuille2.A1" chart:class="chart:scatter">
            <chart:domain table:cell-range-address="Feuille2.A3:Feuille2.A22"/>
            <chart:data-point chart:repeated="20"/>
          </chart:series>
          <chart:series chart:style-name="ch9" chart:values-cell-range-address="Feuille2.E3:Feuille2.E22" chart:label-cell-address="Feuille2.D1:Feuille2.D1" chart:class="chart:scatter">
            <chart:domain table:cell-range-address="Feuille2.D3:Feuille2.D22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I207-17</text:p>
                <draw:g>
                  <svg:desc>Feuille2.A1:Feuille2.A1</svg:desc>
                </draw:g>
              </table:table-cell>
              <table:table-cell office:value-type="string">
                <text:p>Colonne D</text:p>
              </table:table-cell>
              <table:table-cell office:value-type="string">
                <text:p>1207-21</text:p>
                <draw:g>
                  <svg:desc>Feuille2.D1:Feuille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Feuille2.A3:Feuille2.A22</svg:desc>
                </draw:g>
              </table:table-cell>
              <table:table-cell office:value-type="float" office:value="192">
                <text:p>192</text:p>
                <draw:g>
                  <svg:desc>Feuille2.B3:Feuille2.B22</svg:desc>
                </draw:g>
              </table:table-cell>
              <table:table-cell office:value-type="float" office:value="5">
                <text:p>5</text:p>
                <draw:g>
                  <svg:desc>Feuille2.D3:Feuille2.D22</svg:desc>
                </draw:g>
              </table:table-cell>
              <table:table-cell office:value-type="float" office:value="129">
                <text:p>129</text:p>
                <draw:g>
                  <svg:desc>Feuille2.E3:Feuille2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86">
                <text:p>286</text:p>
              </table:table-cell>
              <table:table-cell office:value-type="float" office:value="10">
                <text:p>1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343">
                <text:p>343</text:p>
              </table:table-cell>
              <table:table-cell office:value-type="float" office:value="15">
                <text:p>1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399">
                <text:p>399</text:p>
              </table:table-cell>
              <table:table-cell office:value-type="float" office:value="20">
                <text:p>2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435">
                <text:p>435</text:p>
              </table:table-cell>
              <table:table-cell office:value-type="float" office:value="25">
                <text:p>25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459">
                <text:p>459</text:p>
              </table:table-cell>
              <table:table-cell office:value-type="float" office:value="30">
                <text:p>3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480">
                <text:p>480</text:p>
              </table:table-cell>
              <table:table-cell office:value-type="float" office:value="35">
                <text:p>35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499">
                <text:p>499</text:p>
              </table:table-cell>
              <table:table-cell office:value-type="float" office:value="40">
                <text:p>40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514">
                <text:p>514</text:p>
              </table:table-cell>
              <table:table-cell office:value-type="float" office:value="45">
                <text:p>45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531">
                <text:p>531</text:p>
              </table:table-cell>
              <table:table-cell office:value-type="float" office:value="50">
                <text:p>50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549">
                <text:p>549</text:p>
              </table:table-cell>
              <table:table-cell office:value-type="float" office:value="55">
                <text:p>55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566">
                <text:p>566</text:p>
              </table:table-cell>
              <table:table-cell office:value-type="float" office:value="60">
                <text:p>60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583">
                <text:p>583</text:p>
              </table:table-cell>
              <table:table-cell office:value-type="float" office:value="65">
                <text:p>65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604">
                <text:p>604</text:p>
              </table:table-cell>
              <table:table-cell office:value-type="float" office:value="70">
                <text:p>7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626">
                <text:p>626</text:p>
              </table:table-cell>
              <table:table-cell office:value-type="float" office:value="75">
                <text:p>7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647">
                <text:p>647</text:p>
              </table:table-cell>
              <table:table-cell office:value-type="float" office:value="80">
                <text:p>80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675">
                <text:p>675</text:p>
              </table:table-cell>
              <table:table-cell office:value-type="float" office:value="85">
                <text:p>85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698">
                <text:p>698</text:p>
              </table:table-cell>
              <table:table-cell office:value-type="float" office:value="90">
                <text:p>90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737">
                <text:p>737</text:p>
              </table:table-cell>
              <table:table-cell office:value-type="float" office:value="95">
                <text:p>95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762">
                <text:p>762</text:p>
              </table:table-cell>
              <table:table-cell office:value-type="float" office:value="100">
                <text:p>100</text:p>
              </table:table-cell>
              <table:table-cell office:value-type="float" office:value="655">
                <text:p>6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